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officeooo:paragraph-rsid="005fb841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 style:font-weight-complex="bold"/>
    </style:style>
    <style:style style:name="P18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3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4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text-properties fo:color="#000000" loext:opacity="100%"/>
    </style:style>
    <style:style style:name="P27" style:family="paragraph" style:parent-style-name="Normal">
      <style:text-properties fo:color="#000000" loext:opacity="100%" fo:language="en" fo:country="US"/>
    </style:style>
    <style:style style:name="P28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9" style:family="paragraph" style:parent-style-name="Normal">
      <style:text-properties fo:color="#000000" loext:opacity="100%" fo:font-weight="normal" style:font-weight-asian="normal" style:font-weight-complex="normal"/>
    </style:style>
    <style:style style:name="P30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3" style:family="paragraph" style:parent-style-name="Normal">
      <style:paragraph-properties fo:margin-top="0cm" fo:margin-bottom="0cm" style:contextual-spacing="false"/>
    </style:style>
    <style:style style:name="P34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5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6" style:family="paragraph" style:parent-style-name="Normal">
      <style:text-properties officeooo:paragraph-rsid="00550d77"/>
    </style:style>
    <style:style style:name="P37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68b1af"/>
    </style:style>
    <style:style style:name="P38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9" style:family="paragraph" style:parent-style-name="Normal">
      <style:text-properties fo:color="#0000cc" loext:opacity="100%" fo:font-weight="bold" officeooo:paragraph-rsid="006f98d6" style:font-weight-asian="bold" style:font-name-complex="Calibri1" style:font-weight-complex="bold"/>
    </style:style>
    <style:style style:name="P40" style:family="paragraph" style:parent-style-name="TOC_20_Heading">
      <style:text-properties fo:color="#000000" loext:opacity="100%"/>
    </style:style>
    <style:style style:name="P41" style:family="paragraph" style:parent-style-name="Heading_20_1">
      <style:text-properties fo:color="#000000" loext:opacity="100%"/>
    </style:style>
    <style:style style:name="P42" style:family="paragraph" style:parent-style-name="Heading_20_2">
      <style:text-properties fo:color="#000000" loext:opacity="100%" officeooo:rsid="00374565" officeooo:paragraph-rsid="0041fbc4"/>
    </style:style>
    <style:style style:name="P43" style:family="paragraph" style:parent-style-name="Heading_20_2">
      <style:text-properties fo:color="#000000" loext:opacity="100%"/>
    </style:style>
    <style:style style:name="P44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6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officeooo:rsid="0025bb18"/>
    </style:style>
    <style:style style:name="T17" style:family="text">
      <style:text-properties fo:color="#000000" loext:opacity="100%" officeooo:rsid="002278db"/>
    </style:style>
    <style:style style:name="T18" style:family="text">
      <style:text-properties fo:color="#000000" loext:opacity="100%" officeooo:rsid="0023e6b3"/>
    </style:style>
    <style:style style:name="T19" style:family="text">
      <style:text-properties fo:color="#000000" loext:opacity="100%" officeooo:rsid="006f98d6"/>
    </style:style>
    <style:style style:name="T20" style:family="text">
      <style:text-properties officeooo:rsid="0023c7e4"/>
    </style:style>
    <style:style style:name="T21" style:family="text">
      <style:text-properties officeooo:rsid="003a65ae"/>
    </style:style>
    <style:style style:name="T22" style:family="text">
      <style:text-properties officeooo:rsid="001e72b5"/>
    </style:style>
    <style:style style:name="T23" style:family="text">
      <style:text-properties fo:font-size="13pt" style:font-name-asian="Times New Roman" style:font-size-asian="13pt" style:font-size-complex="13pt" style:font-weight-complex="bold"/>
    </style:style>
    <style:style style:name="T24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5" style:family="text">
      <style:text-properties loext:padding="0cm" loext:border="none"/>
    </style:style>
    <style:style style:name="T26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7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9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30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T31" style:family="text">
      <style:text-properties officeooo:rsid="0068fc2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">Bid Pack</text:p>
      <text:list text:style-name="L1">
        <text:list-item>
          <text:p text:style-name="P45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2"><text:span text:style-name="T25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30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7">L</text:span></text:span><text:span text:style-name="Default_20_Paragraph_20_Font"><text:span text:style-name="T18">ot</text:span></text:span><text:span text:style-name="Default_20_Paragraph_20_Font"><text:span text:style-name="T3">«Insert Lot id» («Insert Commercial Agreement id»</text:span></text:span><text:span text:style-name="Default_20_Paragraph_20_Font"><text:span text:style-name="T16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4"/>
      <text:p text:style-name="P26"/>
      <text:p text:style-name="P40">Contents</text:p>
      <text:p text:style-name="P27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2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2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2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2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31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31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31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31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6"/>
      <text:p text:style-name="P25"/>
      <text:h text:style-name="P41" text:outline-level="1"><text:bookmark-start text:name="_Toc92688238"/><text:bookmark-start text:name="_Toc96088662"/><text:bookmark-start text:name="_Toc96581752"/></text:h>
      <text:p text:style-name="P24"/>
      <text:p text:style-name="P18"><text:span text:style-name="T24">T</text:span><text:span text:style-name="T23">he services you need</text:span></text:p>
      <text:list text:style-name="L2">
        <text:list-item>
          <text:p text:style-name="P46">«Services_you_need#n»</text:p>
        </text:list-item>
      </text:list>
      <text:p text:style-name="P21"/>
      <text:h text:style-name="P42" text:outline-level="2"><text:span text:style-name="T21">The </text:span><text:span text:style-name="T20">O</text:span>rganisation <text:span text:style-name="T21">using the products or services being procured</text:span></text:h>
      <text:p text:style-name="P23">«Insert Managing Organisation Name»</text:p>
      <text:h text:style-name="P4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26"/>
      <text:h text:style-name="P43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28">«Insert_Requirements_Background_Step_13_Box_1»</text:p>
      <text:p text:style-name="P28">«Insert_Requirements_Social_Value_Objectives_Step_13_Box_2»</text:p>
      <text:p text:style-name="P28"/>
      <text:p text:style-name="P9"/>
      <text:p text:style-name="Standard"><text:bookmark text:name="_Toc111648143"/><text:bookmark text:name="_Toc96581754"/><text:bookmark text:name="_Toc96088664"/><text:bookmark text:name="_Toc111560105"/><text:bookmark text:name="_Toc111565609"/><text:bookmark text:name="_Toc111570279"/><text:bookmark text:name="_Toc111634074"/><text:span text:style-name="Strong_20_Emphasis"><text:span text:style-name="T3">The business need</text:span></text:span></text:p>
      <text:p text:style-name="P28">«Insert_Problem_Statement_Step_14_Box_1»</text:p>
      <text:p text:style-name="P29"/>
      <text:p text:style-name="P14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6"/>
      <text:p text:style-name="P14">Budget</text:p>
      <text:p text:style-name="P8"><text:span text:style-name="T29">Indicative maximum is</text:span><text:span text:style-name="T30"> </text:span>«Project_Budget_Max_Step_25 Conditional».</text:p>
      <text:p text:style-name="P7"><text:span text:style-name="T29">Indicative minimum is</text:span> «Project_Budget_Min_Step_25 Conditional».</text:p>
      <text:p text:style-name="P17">Additional information on <text:span text:style-name="T31">B</text:span>udget: </text:p>
      <text:p text:style-name="P16"><text:span text:style-name="T26">«Project_Budget</text:span><text:span text:style-name="T27">_Addit</text:span><text:span text:style-name="T28">i</text:span><text:span text:style-name="T27">onal_info</text:span><text:span text:style-name="T26">»</text:span></text:p>
      <text:p text:style-name="P14">The Service:</text:p>
      <text:p text:style-name="P5">«Project_New_Expanded_Replacement_Service_No_Step_21»</text:p>
      <text:p text:style-name="P15">Incumbent supplier:</text:p>
      <text:p text:style-name="P5">«Conditional content, based on Binary Y/N» If 'Y' then: «Project_Incumbent_Yes_No_Supplier_Name_Step_22»<text:line-break/></text:p>
      <text:h text:style-name="P43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<text:soft-page-break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5">«Insert_Work_Done_Step_16_Box_1»<text:bookmark-start text:name="_Toc111565612"/><text:bookmark-start text:name="_Toc111560108"/><text:bookmark-start text:name="_Toc96088667"/><text:bookmark-start text:name="_Toc96581757"/></text:p>
      <text:p text:style-name="P36"><text:span text:style-name="T12">Current phase of project is:</text:span><text:span text:style-name="Default_20_Paragraph_20_Font"><text:span text:style-name="T10"> </text:span></text:span></text:p>
      <text:p text:style-name="P36"><text:span text:style-name="Default_20_Paragraph_20_Font"><text:span text:style-name="T10">«Project_Phase_Current_Step_17»</text:span></text:span></text:p>
      <text:p text:style-name="P5"/>
      <text:h text:style-name="P43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5">«Insert_Prev_Market_Engage_Step_20_Box_1»</text:p>
      <text:p text:style-name="P26"/>
      <text:p text:style-name="P24"/>
      <text:p text:style-name="P26"/>
      <text:h text:style-name="P4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P37">The Authority expects that the Supplier will meet the following requirements:</text:p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2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19">1</text:p>
          </table:table-cell>
          <table:table-cell table:style-name="REQUIREMNTS_5f_GROUPS.A1" office:value-type="string">
            <text:p text:style-name="P39"><text:span text:style-name="Default_20_Paragraph_20_Font"><text:span text:style-name="T19">«Insert_Requirements_Group_Step_26_Box_1#n»</text:span></text:span></text:p>
          </table:table-cell>
          <table:table-cell table:style-name="REQUIREMNTS_5f_GROUPS.A1" office:value-type="string">
            <text:p text:style-name="P34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5"><text:span text:style-name="Default_20_Paragraph_20_Font"><text:span text:style-name="T10"/></text:span></text:p>
      <text:p text:style-name="P26"/>
      <text:p text:style-name="P26"/>
      <text:p text:style-name="P26"/>
      <text:p text:style-name="P26"/>
      <text:p text:style-name="P24"/>
      <text:h text:style-name="P4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26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4"/>
      <text:h text:style-name="P4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26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20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3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h text:style-name="P4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P26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6"><text:bookmark-end text:name="_Toc92688238"/></text:p>
      <text:h text:style-name="P44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2-14T10:40:51.025150380</dc:date>
    <meta:editing-cycles>66</meta:editing-cycles>
    <meta:editing-duration>P4DT20H44M36S</meta:editing-duration>
    <meta:document-statistic meta:table-count="3" meta:image-count="0" meta:object-count="0" meta:page-count="8" meta:paragraph-count="81" meta:word-count="296" meta:character-count="2592" meta:non-whitespace-character-count="2363"/>
    <meta:template xlink:type="simple" xlink:actuate="onRequest" xlink:title="" xlink:href="Normal"/>
  </office:meta>
</office:document-meta>
</file>